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JK JP1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oto Serif CJK JP1" officeooo:rsid="00163aa8" officeooo:paragraph-rsid="00163aa8"/>
    </style:style>
    <style:style style:name="P2" style:family="paragraph" style:parent-style-name="Standard">
      <style:paragraph-properties fo:text-align="start" style:justify-single-word="false"/>
      <style:text-properties style:font-name="Noto Serif CJK JP1" officeooo:rsid="00173f6e" officeooo:paragraph-rsid="00173f6e"/>
    </style:style>
    <style:style style:name="P3" style:family="paragraph" style:parent-style-name="Standard">
      <style:paragraph-properties fo:text-align="start" style:justify-single-word="false"/>
      <style:text-properties style:font-name="Noto Serif CJK JP1" officeooo:rsid="001a75d3" officeooo:paragraph-rsid="001a75d3"/>
    </style:style>
    <style:style style:name="P4" style:family="paragraph" style:parent-style-name="Standard">
      <style:paragraph-properties fo:text-align="start" style:justify-single-word="false"/>
      <style:text-properties style:font-name="Noto Serif CJK JP1" officeooo:rsid="00227e3f" officeooo:paragraph-rsid="00227e3f"/>
    </style:style>
    <style:style style:name="T1" style:family="text">
      <style:text-properties officeooo:rsid="00189548"/>
    </style:style>
    <style:style style:name="T2" style:family="text">
      <style:text-properties officeooo:rsid="002a2b04"/>
    </style:style>
    <style:style style:name="T3" style:family="text">
      <style:text-properties officeooo:rsid="002cf274"/>
    </style:style>
    <style:style style:name="T4" style:family="text">
      <style:text-properties officeooo:rsid="0032c76e"/>
    </style:style>
    <style:style style:name="T5" style:family="text">
      <style:text-properties officeooo:rsid="00367f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映画のスケジュール</text:p>
      <text:p text:style-name="P1"/>
      <text:p text:style-name="P3">１１月下旬　音楽依頼（１２月中に作ってもらう）</text:p>
      <text:p text:style-name="P3"/>
      <text:p text:style-name="P3">１２月初め　機材購入</text:p>
      <text:p text:style-name="P3"/>
      <text:p text:style-name="P4">撮影前週　ロケ場所の許可取りなど、小道具制作（今の所、動物の入った袋のみ）</text:p>
      <text:p text:style-name="P3"/>
      <text:p text:style-name="P2">１２月中旬（１２日から２０日の間　休日２週、平日１日）　撮影</text:p>
      <text:p text:style-name="P2"/>
      <text:p text:style-name="P2">１２月中旬〜２月中旬　編集</text:p>
      <text:p text:style-name="P2"><text:tab/>動画編集</text:p>
      <text:p text:style-name="P2"><text:tab/><text:span text:style-name="T1">CG</text:span></text:p>
      <text:p text:style-name="P2"><text:tab/>の順に行う</text:p>
      <text:p text:style-name="P2"/>
      <text:p text:style-name="P2">2月下旬　完成試写会（観客も呼ぶなら宣伝２週間前くらいから）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JK JP1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9T19:36:29.254367455</meta:creation-date>
    <dc:date>2020-11-19T20:39:49.259053465</dc:date>
    <meta:editing-duration>PT35M38S</meta:editing-duration>
    <meta:editing-cycles>23</meta:editing-cycles>
    <meta:generator>LibreOffice/7.0.3.1$Linux_X86_64 LibreOffice_project/d7547858d014d4cf69878db179d326fc3483e082</meta:generator>
    <meta:document-statistic meta:table-count="0" meta:image-count="0" meta:object-count="0" meta:page-count="1" meta:paragraph-count="10" meta:word-count="155" meta:character-count="166" meta:non-whitespace-character-count="156"/>
  </office:meta>
</office:document-meta>
</file>